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 fo:min-height="1.02cm" fo:min-width="0.77cm"/>
    </style:style>
    <style:style style:name="gr4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hatch" draw:fill-color="#ffffff" draw:fill-hatch-name="Black_20_45_20_Degrees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Courier New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Courier New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.27cm" svg:height="1.27cm" svg:x="3.8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5.08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6.35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8.8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0.16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1.43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2.7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3.97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5.24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6.5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7.78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9.05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0.32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1.5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2.86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.5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4.13cm" svg:y="5.715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4" draw:layer="layout" svg:x1="0cm" svg:y1="10.16cm" svg:x2="28cm" svg:y2="10.16cm">
          <text:p/>
        </draw:line>
        <draw:frame draw:style-name="gr5" draw:text-style-name="P5" draw:layer="layout" svg:width="1.806cm" svg:height="0.962cm" svg:x="0cm" svg:y="0cm">
          <draw:text-box>
            <text:p>Host</text:p>
          </draw:text-box>
        </draw:frame>
        <draw:frame draw:style-name="gr5" draw:text-style-name="P5" draw:layer="layout" svg:width="2.437cm" svg:height="0.962cm" svg:x="0cm" svg:y="10.16cm">
          <draw:text-box>
            <text:p>Device</text:p>
          </draw:text-box>
        </draw:frame>
        <draw:frame draw:style-name="gr5" draw:text-style-name="P7" draw:layer="layout" svg:width="2.407cm" svg:height="0.971cm" svg:x="0.133cm" svg:y="5.715cm">
          <draw:text-box>
            <text:p text:style-name="P6"><text:span text:style-name="T1">cu</text:span><text:span text:style-name="T1">r[</text:span><text:span text:style-name="T1">]</text:span></text:p>
          </draw:text-box>
        </draw:frame>
        <draw:g xml:id="id1" draw:id="id1">
          <draw:custom-shape draw:style-name="gr1" draw:text-style-name="P1" draw:layer="layout" svg:width="1.27cm" svg:height="1.27cm" svg:x="3.8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5.08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6.35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8.8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0.16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1.43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2.7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3.97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5.24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6.5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7.78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9.05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0.32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1.5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2.86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.5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4.13cm" svg:y="5.71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" svg:path="M0 0v0.393095238095238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4" draw:text-style-name="P4" draw:layer="layout" svg:x1="0cm" svg:y1="10.16cm" svg:x2="28cm" svg:y2="10.16cm">
          <text:p/>
        </draw:line>
        <draw:frame draw:style-name="gr5" draw:text-style-name="P5" draw:layer="layout" svg:width="1.806cm" svg:height="0.962cm" svg:x="0cm" svg:y="0cm">
          <draw:text-box>
            <text:p>Host</text:p>
          </draw:text-box>
        </draw:frame>
        <draw:frame draw:style-name="gr5" draw:text-style-name="P5" draw:layer="layout" svg:width="2.437cm" svg:height="0.962cm" svg:x="0cm" svg:y="10.16cm">
          <draw:text-box>
            <text:p>Device</text:p>
          </draw:text-box>
        </draw:frame>
        <draw:frame draw:style-name="gr5" draw:text-style-name="P7" draw:layer="layout" svg:width="2.407cm" svg:height="0.971cm" svg:x="0.133cm" svg:y="5.715cm">
          <draw:text-box>
            <text:p text:style-name="P6"><text:span text:style-name="T1">cu</text:span><text:span text:style-name="T1">r[</text:span><text:span text:style-name="T1">]</text:span></text:p>
          </draw:text-box>
        </draw:frame>
        <draw:frame draw:style-name="gr5" draw:text-style-name="P7" draw:layer="layout" svg:width="3.169cm" svg:height="0.971cm" svg:x="0.006cm" svg:y="12.7cm">
          <draw:text-box>
            <text:p text:style-name="P6"><text:span text:style-name="T1">d_</text:span><text:span text:style-name="T1">cu</text:span><text:span text:style-name="T1">r[</text:span><text:span text:style-name="T1">]</text:span></text:p>
          </draw:text-box>
        </draw:frame>
        <draw:frame draw:style-name="gr5" draw:text-style-name="P5" draw:layer="layout" svg:width="0.853cm" svg:height="0.962cm" svg:x="2.74cm" svg:y="15.24cm">
          <draw:text-box>
            <text:p>0</text:p>
          </draw:text-box>
        </draw:frame>
        <draw:frame draw:style-name="gr5" draw:text-style-name="P5" draw:layer="layout" svg:width="2.614cm" svg:height="0.962cm" svg:x="23.495cm" svg:y="15.24cm">
          <draw:text-box>
            <text:p>ext_n-1</text:p>
          </draw:text-box>
        </draw:frame>
        <draw:g>
          <draw:custom-shape draw:style-name="gr1" draw:text-style-name="P1" draw:layer="layout" svg:width="1.27cm" svg:height="1.27cm" svg:x="3.8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5.08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6.35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8.8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0.16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1.43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2.7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3.97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5.24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6.5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7.78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9.05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0.32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1.5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2.86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.5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4.13cm" svg:y="5.7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.27cm" svg:height="1.27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8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2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89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16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43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7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97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24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6.51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78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9.05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0.32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1.59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2.86cm" svg:y="1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4cm" svg:y="13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4.13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27cm" svg:height="1.27cm" svg:x="22.86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7cm" svg:height="1.27cm" svg:x="3.81cm" svg:y="13.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2" svg:path="M0 0c0.362857142857143-0.120952380952381 0.725714285714286 0 0.725714285714286 0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" svg:path="M0 0c-0.3175 0.120952380952381-0.725714285714286 0-0.725714285714286 0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4" draw:text-style-name="P4" draw:layer="layout" svg:x1="0cm" svg:y1="10.16cm" svg:x2="28cm" svg:y2="10.16cm">
          <text:p/>
        </draw:line>
        <draw:frame draw:style-name="gr5" draw:text-style-name="P5" draw:layer="layout" svg:width="1.806cm" svg:height="0.962cm" svg:x="0cm" svg:y="0cm">
          <draw:text-box>
            <text:p>Host</text:p>
          </draw:text-box>
        </draw:frame>
        <draw:frame draw:style-name="gr5" draw:text-style-name="P5" draw:layer="layout" svg:width="2.437cm" svg:height="0.962cm" svg:x="0cm" svg:y="10.16cm">
          <draw:text-box>
            <text:p>Device</text:p>
          </draw:text-box>
        </draw:frame>
        <draw:frame draw:style-name="gr5" draw:text-style-name="P7" draw:layer="layout" svg:width="2.407cm" svg:height="0.971cm" svg:x="0.133cm" svg:y="5.715cm">
          <draw:text-box>
            <text:p text:style-name="P6"><text:span text:style-name="T1">cu</text:span><text:span text:style-name="T1">r[</text:span><text:span text:style-name="T1">]</text:span></text:p>
          </draw:text-box>
        </draw:frame>
        <draw:frame draw:style-name="gr5" draw:text-style-name="P7" draw:layer="layout" svg:width="3.169cm" svg:height="0.971cm" svg:x="0.006cm" svg:y="12.7cm">
          <draw:text-box>
            <text:p text:style-name="P6"><text:span text:style-name="T1">d_</text:span><text:span text:style-name="T1">cu</text:span><text:span text:style-name="T1">r[</text:span><text:span text:style-name="T1">]</text:span></text:p>
          </draw:text-box>
        </draw:frame>
        <draw:g>
          <draw:custom-shape draw:style-name="gr1" draw:text-style-name="P1" draw:layer="layout" svg:width="1.27cm" svg:height="1.27cm" svg:x="3.8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5.08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6.35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7.62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8.8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0.16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1.43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2.7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3.97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5.24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6.51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7.78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9.05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0.32cm" svg:y="5.71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1.59cm" svg:y="5.7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2.86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.54cm" svg:y="5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4.13cm" svg:y="5.715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1.27cm" svg:height="1.27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8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2cm" svg:y="13.9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27cm" svg:height="1.27cm" svg:x="8.89cm" svg:y="13.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0.16cm" svg:y="13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1.43cm" svg:y="13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2.7cm" svg:y="13.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27cm" svg:height="1.27cm" svg:x="13.97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24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6.51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78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9.05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0.32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1.59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2.86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.54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4.13cm" svg:y="13.9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407cm" svg:height="0.971cm" svg:x="0cm" svg:y="16.809cm">
          <draw:text-box>
            <text:p text:style-name="P6"><text:span text:style-name="T1">bu</text:span><text:span text:style-name="T1">f[</text:span><text:span text:style-name="T1">]</text:span></text:p>
          </draw:text-box>
        </draw:frame>
        <draw:line draw:style-name="gr7" draw:text-style-name="P4" draw:layer="layout" svg:x1="13.97cm" svg:y1="12.065cm" svg:x2="13.97cm" svg:y2="20.32cm">
          <text:p/>
        </draw:line>
        <draw:line draw:style-name="gr7" draw:text-style-name="P4" draw:layer="layout" svg:x1="8.89cm" svg:y1="12.065cm" svg:x2="8.89cm" svg:y2="20.32cm">
          <text:p/>
        </draw:line>
        <draw:line draw:style-name="gr7" draw:text-style-name="P4" draw:layer="layout" svg:x1="3.81cm" svg:y1="12.065cm" svg:x2="3.81cm" svg:y2="20.32cm">
          <text:p/>
        </draw:line>
        <draw:line draw:style-name="gr7" draw:text-style-name="P4" draw:layer="layout" svg:x1="19.05cm" svg:y1="12.065cm" svg:x2="19.05cm" svg:y2="20.32cm">
          <text:p/>
        </draw:line>
        <draw:line draw:style-name="gr7" draw:text-style-name="P4" draw:layer="layout" svg:x1="24.13cm" svg:y1="12.065cm" svg:x2="24.13cm" svg:y2="20.32cm">
          <text:p/>
        </draw:line>
        <draw:frame draw:style-name="gr5" draw:text-style-name="P5" draw:layer="layout" svg:width="2.509cm" svg:height="0.962cm" svg:x="5.111cm" svg:y="12.065cm">
          <draw:text-box>
            <text:p>block 0</text:p>
          </draw:text-box>
        </draw:frame>
        <draw:frame draw:style-name="gr5" draw:text-style-name="P5" draw:layer="layout" svg:width="2.509cm" svg:height="0.962cm" svg:x="10.191cm" svg:y="12.065cm">
          <draw:text-box>
            <text:p>block 1</text:p>
          </draw:text-box>
        </draw:frame>
        <draw:frame draw:style-name="gr5" draw:text-style-name="P5" draw:layer="layout" svg:width="2.509cm" svg:height="0.962cm" svg:x="15.271cm" svg:y="12.065cm">
          <draw:text-box>
            <text:p>block 2</text:p>
          </draw:text-box>
        </draw:frame>
        <draw:frame draw:style-name="gr5" draw:text-style-name="P5" draw:layer="layout" svg:width="2.509cm" svg:height="0.962cm" svg:x="20.351cm" svg:y="12.065cm">
          <draw:text-box>
            <text:p>block 3</text:p>
          </draw:text-box>
        </draw:frame>
        <draw:g xml:id="id4" draw:id="id4">
          <draw:custom-shape draw:style-name="gr2" draw:text-style-name="P2" draw:layer="layout" svg:width="1.27cm" svg:height="1.27cm" svg:x="8.89cm" svg:y="13.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0.16cm" svg:y="13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1.43cm" svg:y="13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2.7cm" svg:y="13.97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xml:id="id5" draw:id="id5" draw:layer="layout" svg:width="1.27cm" svg:height="1.27cm" svg:x="7.62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27cm" svg:height="1.27cm" svg:x="13.97cm" svg:y="13.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" svg:path="M0 0v0.12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5" svg:path="M0 0v0.120952380952381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0 0v0.12095238095238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4" draw:text-style-name="P4" draw:layer="layout" svg:x1="0cm" svg:y1="10.16cm" svg:x2="28cm" svg:y2="10.16cm">
          <text:p/>
        </draw:line>
        <draw:frame draw:style-name="gr5" draw:text-style-name="P5" draw:layer="layout" svg:width="1.806cm" svg:height="0.962cm" svg:x="0cm" svg:y="0cm">
          <draw:text-box>
            <text:p>Host</text:p>
          </draw:text-box>
        </draw:frame>
        <draw:frame draw:style-name="gr5" draw:text-style-name="P5" draw:layer="layout" svg:width="2.437cm" svg:height="0.962cm" svg:x="0cm" svg:y="10.16cm">
          <draw:text-box>
            <text:p>Device</text:p>
          </draw:text-box>
        </draw:frame>
        <draw:frame draw:style-name="gr5" draw:text-style-name="P7" draw:layer="layout" svg:width="2.407cm" svg:height="0.971cm" svg:x="0.133cm" svg:y="5.715cm">
          <draw:text-box>
            <text:p text:style-name="P6"><text:span text:style-name="T1">cur</text:span><text:span text:style-name="T1">[]</text:span></text:p>
          </draw:text-box>
        </draw:frame>
        <draw:frame draw:style-name="gr5" draw:text-style-name="P7" draw:layer="layout" svg:width="3.169cm" svg:height="0.971cm" svg:x="0.006cm" svg:y="12.7cm">
          <draw:text-box>
            <text:p text:style-name="P6"><text:span text:style-name="T1">d_cur[]</text:span></text:p>
          </draw:text-box>
        </draw:frame>
        <draw:custom-shape draw:style-name="gr1" draw:text-style-name="P1" draw:layer="layout" svg:width="1.27cm" svg:height="1.27cm" svg:x="3.81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8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35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2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89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7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6.51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78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9.05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0.32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1.59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2.86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4cm" svg:y="5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4.13cm" svg:y="5.7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8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2cm" svg:y="13.97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27cm" svg:height="1.27cm" svg:x="8.89cm" svg:y="13.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0.16cm" svg:y="13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1.43cm" svg:y="13.9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2.7cm" svg:y="13.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27cm" svg:height="1.27cm" svg:x="13.97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24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6.51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78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9.05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0.32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1.59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2.86cm" svg:y="13.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2.54cm" svg:y="13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4.13cm" svg:y="13.97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3.97cm" svg:y1="12.065cm" svg:x2="13.97cm" svg:y2="20.32cm">
          <text:p/>
        </draw:line>
        <draw:line draw:style-name="gr7" draw:text-style-name="P4" draw:layer="layout" svg:x1="8.89cm" svg:y1="12.065cm" svg:x2="8.89cm" svg:y2="20.32cm">
          <text:p/>
        </draw:line>
        <draw:line draw:style-name="gr7" draw:text-style-name="P4" draw:layer="layout" svg:x1="3.81cm" svg:y1="12.065cm" svg:x2="3.81cm" svg:y2="20.32cm">
          <text:p/>
        </draw:line>
        <draw:line draw:style-name="gr7" draw:text-style-name="P4" draw:layer="layout" svg:x1="19.05cm" svg:y1="12.065cm" svg:x2="19.05cm" svg:y2="20.32cm">
          <text:p/>
        </draw:line>
        <draw:line draw:style-name="gr7" draw:text-style-name="P4" draw:layer="layout" svg:x1="24.13cm" svg:y1="12.065cm" svg:x2="24.13cm" svg:y2="20.32cm">
          <text:p/>
        </draw:line>
        <draw:frame draw:style-name="gr5" draw:text-style-name="P5" draw:layer="layout" svg:width="2.509cm" svg:height="0.962cm" svg:x="5.111cm" svg:y="12.065cm">
          <draw:text-box>
            <text:p>block 0</text:p>
          </draw:text-box>
        </draw:frame>
        <draw:frame draw:style-name="gr5" draw:text-style-name="P5" draw:layer="layout" svg:width="2.509cm" svg:height="0.962cm" svg:x="10.191cm" svg:y="12.065cm">
          <draw:text-box>
            <text:p>block 1</text:p>
          </draw:text-box>
        </draw:frame>
        <draw:frame draw:style-name="gr5" draw:text-style-name="P5" draw:layer="layout" svg:width="2.509cm" svg:height="0.962cm" svg:x="15.271cm" svg:y="12.065cm">
          <draw:text-box>
            <text:p>block 2</text:p>
          </draw:text-box>
        </draw:frame>
        <draw:frame draw:style-name="gr5" draw:text-style-name="P5" draw:layer="layout" svg:width="2.509cm" svg:height="0.962cm" svg:x="20.351cm" svg:y="12.065cm">
          <draw:text-box>
            <text:p>block 3</text:p>
          </draw:text-box>
        </draw:frame>
        <draw:frame draw:style-name="gr8" draw:text-style-name="P7" draw:layer="layout" svg:width="3.81cm" svg:height="0.971cm" svg:x="0cm" svg:y="17.78cm">
          <draw:text-box>
            <text:p text:style-name="P6"><text:span text:style-name="T1">d_</text:span><text:span text:style-name="T1">ne</text:span><text:span text:style-name="T1">xt</text:span><text:span text:style-name="T1">[]</text:span></text:p>
          </draw:text-box>
        </draw:frame>
        <draw:g>
          <draw:custom-shape draw:style-name="gr2" draw:text-style-name="P2" draw:layer="layout" svg:width="1.27cm" svg:height="1.27cm" svg:x="3.81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5.08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6.35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7.62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8.89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0.16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1.43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2.7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3.97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5.24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6.51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7.78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9.05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0.32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1.59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2.86cm" svg:y="19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.54cm" svg:y="19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4.13cm" svg:y="19.05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2" draw:layer="layout" svg:width="1.27cm" svg:height="1.27cm" svg:x="3.81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5.08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6.35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7.62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8.89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0.16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1.43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2.7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3.97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15.24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6.51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7.78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19.05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0.32cm" svg:y="19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27cm" svg:height="1.27cm" svg:x="21.59cm" svg:y="19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7cm" svg:height="1.27cm" svg:x="22.86cm" svg:y="19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.54cm" svg:y="19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27cm" svg:height="1.27cm" svg:x="24.13cm" svg:y="19.0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7" svg:path="M0 0v-0.635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stroke-dash draw:name="_3f_" draw:display-name="?" draw:style="rect" draw:dots1="1" draw:dots1-length="0.08cm" draw:dots2="1" draw:dots2-length="0.08cm" draw:distance="0.08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reno Marzolla</meta:initial-creator>
    <meta:creation-date>2018-11-29T18:38:56.393844885</meta:creation-date>
    <dc:date>2018-11-29T19:10:11.478942552</dc:date>
    <dc:creator>Moreno Marzolla</dc:creator>
    <meta:editing-duration>PT31M13S</meta:editing-duration>
    <meta:editing-cycles>7</meta:editing-cycles>
    <meta:generator>LibreOffice/5.1.6.2$Linux_X86_64 LibreOffice_project/10m0$Build-2</meta:generator>
    <meta:document-statistic meta:object-count="267"/>
  </office:meta>
</office:document-meta>
</file>